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44cm" draw:stroke-linejoin="miter" draw:fill="solid" draw:fill-color="#bfbfbf"/>
    </style:style>
    <style:style style:name="P1" style:family="paragraph">
      <loext:graphic-properties draw:fill="solid" draw:fill-color="#bfbfbf"/>
    </style:style>
  </office:automatic-styles>
  <office:body>
    <office:drawing>
      <draw:page draw:name="page1" draw:style-name="dp1" draw:master-page-name="Default">
        <draw:path draw:style-name="gr1" draw:text-style-name="P1" draw:layer="layout" svg:width="10.2cm" svg:height="10.171cm" svg:x="6.699cm" svg:y="3.228cm" svg:viewBox="0 0 10201 10172" svg:d="M1147 1145c-1527 1527-1531 4028-4 5554 1294 1294 3288 1491 4796 592l2693 2619c371 360 956 347 1310-30 354-376 344-968-26-1328l-2653-2571c930-1511 741-3529-565-4836-1527-1527-4024-1527-5551 0zM2267 2265c921-921 2390-921 3311 0s921 2390 0 3311-2390 921-3311 0-921-2390 0-331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4T17:19:55.492083077</dc:date>
    <meta:editing-duration>PT3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